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1"/>
    <style:style style:name="ce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Xdown</text:p>
          </table:table-cell>
          <table:table-cell table:style-name="ce1" table:number-columns-repeated="2"/>
          <table:table-cell table:style-name="Default" office:value-type="string" calcext:value-type="string">
            <text:p>Magnitud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" office:value-type="float" office:value="-16546.125" calcext:value-type="float">
            <text:p>-16546.13</text:p>
          </table:table-cell>
          <table:table-cell table:style-name="ce2" office:value-type="float" office:value="-134.875" calcext:value-type="float">
            <text:p>-134.88</text:p>
          </table:table-cell>
          <table:table-cell table:style-name="ce2" office:value-type="float" office:value="-892.75" calcext:value-type="float">
            <text:p>-892.75</text:p>
          </table:table-cell>
          <table:table-cell table:formula="of:=[.$H$14]" office:value-type="float" office:value="0" calcext:value-type="float">
            <text:p>0.00</text:p>
          </table:table-cell>
          <table:table-cell table:formula="of:=([.A2] + [.E$16])/[.E$15]" office:value-type="float" office:value="-0.999339227123587" calcext:value-type="float">
            <text:p>-0.9993392271</text:p>
          </table:table-cell>
          <table:table-cell table:formula="of:=([.B2] + [.F$16])/[.F$15]" office:value-type="float" office:value="-0.00396643433602348" calcext:value-type="float">
            <text:p>-0.0039664343</text:p>
          </table:table-cell>
          <table:table-cell table:formula="of:=([.C2] + [.G$16])/[.G$15]" office:value-type="float" office:value="-0.0306026365348399" calcext:value-type="float">
            <text:p>-0.0306026365</text:p>
          </table:table-cell>
          <table:table-cell table:formula="of:=SQRT([.E2]^2+[.F2]^2+[.G2]^2)-1" office:value-type="percentage" office:value="-0.000184444593806843" calcext:value-type="percentage">
            <text:p>-0.02%</text:p>
          </table:table-cell>
          <table:table-cell table:formula="of:=[.H2]^2" office:value-type="percentage" office:value="0.0000000340198081845713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Xup</text:p>
          </table:table-cell>
          <table:table-cell table:number-columns-repeated="8"/>
        </table:table-row>
        <table:table-row table:style-name="ro1">
          <table:table-cell table:style-name="ce2" office:value-type="float" office:value="16363.5" calcext:value-type="float">
            <text:p>16363.50</text:p>
          </table:table-cell>
          <table:table-cell table:style-name="ce2" office:value-type="float" office:value="-55.5" calcext:value-type="float">
            <text:p>-55.50</text:p>
          </table:table-cell>
          <table:table-cell table:style-name="ce2" office:value-type="float" office:value="-389.875" calcext:value-type="float">
            <text:p>-389.88</text:p>
          </table:table-cell>
          <table:table-cell table:formula="of:=[.$H$14]" office:value-type="float" office:value="0" calcext:value-type="float">
            <text:p>0.00</text:p>
          </table:table-cell>
          <table:table-cell table:formula="of:=([.A4] + [.E$16])/[.E$15]" office:value-type="float" office:value="1.00027342325921" calcext:value-type="float">
            <text:p>1.0002734233</text:p>
          </table:table-cell>
          <table:table-cell table:formula="of:=([.B4] + [.F$16])/[.F$15]" office:value-type="float" office:value="0.000886524822695036" calcext:value-type="float">
            <text:p>0.0008865248</text:p>
          </table:table-cell>
          <table:table-cell table:formula="of:=([.C4] + [.G$16])/[.G$15]" office:value-type="float" office:value="-0.00005315594435332" calcext:value-type="float">
            <text:p>-5.315594435332E-005</text:p>
          </table:table-cell>
          <table:table-cell table:formula="of:=SQRT([.E4]^2+[.F4]^2+[.G4]^2)-1" office:value-type="percentage" office:value="0.000273817527233211" calcext:value-type="percentage">
            <text:p>0.03%</text:p>
          </table:table-cell>
          <table:table-cell table:formula="of:=[.H4]^2" office:value-type="percentage" office:value="0.0000000749760382201103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Ydown</text:p>
          </table:table-cell>
          <table:table-cell table:number-columns-repeated="8"/>
        </table:table-row>
        <table:table-row table:style-name="ro1">
          <table:table-cell table:style-name="ce2" office:value-type="float" office:value="-74.25" calcext:value-type="float">
            <text:p>-74.25</text:p>
          </table:table-cell>
          <table:table-cell table:style-name="ce2" office:value-type="float" office:value="-16423.5" calcext:value-type="float">
            <text:p>-16423.50</text:p>
          </table:table-cell>
          <table:table-cell table:style-name="ce2" office:value-type="float" office:value="-535.25" calcext:value-type="float">
            <text:p>-535.25</text:p>
          </table:table-cell>
          <table:table-cell table:formula="of:=[.$H$14]" office:value-type="float" office:value="0" calcext:value-type="float">
            <text:p>0.00</text:p>
          </table:table-cell>
          <table:table-cell table:formula="of:=([.A6] + [.E$16])/[.E$15]" office:value-type="float" office:value="0.00150382792562887" calcext:value-type="float">
            <text:p>0.0015038279</text:p>
          </table:table-cell>
          <table:table-cell table:formula="of:=([.B6] + [.F$16])/[.F$15]" office:value-type="float" office:value="-0.999847150892639" calcext:value-type="float">
            <text:p>-0.9998471509</text:p>
          </table:table-cell>
          <table:table-cell table:formula="of:=([.C6] + [.G$16])/[.G$15]" office:value-type="float" office:value="-0.00888463641334062" calcext:value-type="float">
            <text:p>-0.0088846364</text:p>
          </table:table-cell>
          <table:table-cell table:formula="of:=SQRT([.E6]^2+[.F6]^2+[.G6]^2)-1" office:value-type="percentage" office:value="-0.00011224459404735" calcext:value-type="percentage">
            <text:p>-0.01%</text:p>
          </table:table-cell>
          <table:table-cell table:formula="of:=[.H6]^2" office:value-type="percentage" office:value="0.0000000125988488928545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Yup</text:p>
          </table:table-cell>
          <table:table-cell table:number-columns-repeated="8"/>
        </table:table-row>
        <table:table-row table:style-name="ro1">
          <table:table-cell table:style-name="ce2" office:value-type="float" office:value="-61.875" calcext:value-type="float">
            <text:p>-61.88</text:p>
          </table:table-cell>
          <table:table-cell table:style-name="ce2" office:value-type="float" office:value="16266.625" calcext:value-type="float">
            <text:p>16266.63</text:p>
          </table:table-cell>
          <table:table-cell table:style-name="ce2" office:value-type="float" office:value="-1055.125" calcext:value-type="float">
            <text:p>-1055.13</text:p>
          </table:table-cell>
          <table:table-cell table:formula="of:=[.$H$14]" office:value-type="float" office:value="0" calcext:value-type="float">
            <text:p>0.00</text:p>
          </table:table-cell>
          <table:table-cell table:formula="of:=([.A8] + [.E$16])/[.E$15]" office:value-type="float" office:value="0.00225574188844331" calcext:value-type="float">
            <text:p>0.0022557419</text:p>
          </table:table-cell>
          <table:table-cell table:formula="of:=([.B8] + [.F$16])/[.F$15]" office:value-type="float" office:value="0.998815419417951" calcext:value-type="float">
            <text:p>0.9988154194</text:p>
          </table:table-cell>
          <table:table-cell table:formula="of:=([.C8] + [.G$16])/[.G$15]" office:value-type="float" office:value="-0.0404668610655489" calcext:value-type="float">
            <text:p>-0.0404668611</text:p>
          </table:table-cell>
          <table:table-cell table:formula="of:=SQRT([.E8]^2+[.F8]^2+[.G8]^2)-1" office:value-type="percentage" office:value="-0.000362617104070928" calcext:value-type="percentage">
            <text:p>-0.04%</text:p>
          </table:table-cell>
          <table:table-cell table:formula="of:=[.H8]^2" office:value-type="percentage" office:value="0.000000131491164164786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Zdown</text:p>
          </table:table-cell>
          <table:table-cell table:number-columns-repeated="8"/>
        </table:table-row>
        <table:table-row table:style-name="ro1">
          <table:table-cell table:style-name="ce2" office:value-type="float" office:value="170.75" calcext:value-type="float">
            <text:p>170.75</text:p>
          </table:table-cell>
          <table:table-cell table:style-name="ce2" office:value-type="float" office:value="-1521.75" calcext:value-type="float">
            <text:p>-1521.75</text:p>
          </table:table-cell>
          <table:table-cell table:style-name="ce2" office:value-type="float" office:value="-16784.125" calcext:value-type="float">
            <text:p>-16784.13</text:p>
          </table:table-cell>
          <table:table-cell table:formula="of:=[.$H$14]" office:value-type="float" office:value="0" calcext:value-type="float">
            <text:p>0.00</text:p>
          </table:table-cell>
          <table:table-cell table:formula="of:=([.A10] + [.E$16])/[.E$15]" office:value-type="float" office:value="0.016390205371248" calcext:value-type="float">
            <text:p>0.0163902054</text:p>
          </table:table-cell>
          <table:table-cell table:formula="of:=([.B10] + [.F$16])/[.F$15]" office:value-type="float" office:value="-0.0887594766446564" calcext:value-type="float">
            <text:p>-0.0887594766</text:p>
          </table:table-cell>
          <table:table-cell table:formula="of:=([.C10] + [.G$16])/[.G$15]" office:value-type="float" office:value="-0.995998116760829" calcext:value-type="float">
            <text:p>-0.9959981168</text:p>
          </table:table-cell>
          <table:table-cell table:formula="of:=SQRT([.E10]^2+[.F10]^2+[.G10]^2)-1" office:value-type="percentage" office:value="0.0000795628936041126" calcext:value-type="percentage">
            <text:p>0.01%</text:p>
          </table:table-cell>
          <table:table-cell table:formula="of:=[.H10]^2" office:value-type="percentage" office:value="0.00000000633025403865934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Zup</text:p>
          </table:table-cell>
          <table:table-cell table:number-columns-repeated="8"/>
        </table:table-row>
        <table:table-row table:style-name="ro1">
          <table:table-cell table:style-name="ce2" office:value-type="float" office:value="-309.25" calcext:value-type="float">
            <text:p>-309.25</text:p>
          </table:table-cell>
          <table:table-cell table:style-name="ce2" office:value-type="float" office:value="-376.875" calcext:value-type="float">
            <text:p>-376.88</text:p>
          </table:table-cell>
          <table:table-cell table:style-name="ce2" office:value-type="float" office:value="16065.75" calcext:value-type="float">
            <text:p>16065.75</text:p>
          </table:table-cell>
          <table:table-cell table:formula="of:=[.$H$14]" office:value-type="float" office:value="0" calcext:value-type="float">
            <text:p>0.00</text:p>
          </table:table-cell>
          <table:table-cell table:formula="of:=([.A12] + [.E$16])/[.E$15]" office:value-type="float" office:value="-0.0127749422773119" calcext:value-type="float">
            <text:p>-0.0127749423</text:p>
          </table:table-cell>
          <table:table-cell table:formula="of:=([.B12] + [.F$16])/[.F$15]" office:value-type="float" office:value="-0.0187622279285889" calcext:value-type="float">
            <text:p>-0.0187622279</text:p>
          </table:table-cell>
          <table:table-cell table:formula="of:=([.C12] + [.G$16])/[.G$15]" office:value-type="float" office:value="0.99962031468319" calcext:value-type="float">
            <text:p>0.9996203147</text:p>
          </table:table-cell>
          <table:table-cell table:formula="of:=SQRT([.E12]^2+[.F12]^2+[.G12]^2)-1" office:value-type="percentage" office:value="-0.00012201050610483" calcext:value-type="percentage">
            <text:p>-0.01%</text:p>
          </table:table-cell>
          <table:table-cell table:formula="of:=[.H12]^2" office:value-type="percentage" office:value="0.0000000148865635999569" calcext:value-type="percentage">
            <text:p>0.00%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float" office:value="0.00603995541876523" calcext:value-type="float">
            <text:p>0.0060399554</text:p>
          </table:table-cell>
          <table:table-cell office:value-type="float" office:value="0.0042850757861343" calcext:value-type="float">
            <text:p>0.0042850758</text:p>
          </table:table-cell>
          <table:table-cell office:value-type="float" office:value="0.0236128566328285" calcext:value-type="float">
            <text:p>0.0236128566</text:p>
          </table:table-cell>
          <table:table-cell table:style-name="Default"/>
          <table:table-cell table:style-name="Default" table:formula="of:=SUM([.I2:.I12])" office:value-type="float" office:value="0.000000274302677100938" calcext:value-type="float">
            <text:p>2.74302677100938E-007</text:p>
          </table:table-cell>
        </table:table-row>
        <table:table-row table:style-name="ro1">
          <table:table-cell table:number-columns-repeated="3"/>
          <table:table-cell table:style-name="Default"/>
          <table:table-cell table:formula="of:=ROUND([.E17];)" office:value-type="float" office:value="16458" calcext:value-type="float">
            <text:p>16458</text:p>
          </table:table-cell>
          <table:table-cell table:formula="of:=ROUND([.F17];)" office:value-type="float" office:value="16356" calcext:value-type="float">
            <text:p>16356</text:p>
          </table:table-cell>
          <table:table-cell table:formula="of:=ROUND([.G17];)" office:value-type="float" office:value="16461" calcext:value-type="float">
            <text:p>16461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formula="of:=ROUND([.E18];)" office:value-type="float" office:value="99" calcext:value-type="float">
            <text:p>99</text:p>
          </table:table-cell>
          <table:table-cell table:formula="of:=ROUND([.F18];)" office:value-type="float" office:value="70" calcext:value-type="float">
            <text:p>70</text:p>
          </table:table-cell>
          <table:table-cell table:formula="of:=ROUND([.G18];)" office:value-type="float" office:value="389" calcext:value-type="float">
            <text:p>389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float" office:value="16458" calcext:value-type="float">
            <text:p>16458</text:p>
          </table:table-cell>
          <table:table-cell office:value-type="float" office:value="16356" calcext:value-type="float">
            <text:p>16356</text:p>
          </table:table-cell>
          <table:table-cell office:value-type="float" office:value="16461" calcext:value-type="float">
            <text:p>16461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89" calcext:value-type="float">
            <text:p>389</text:p>
          </table:table-cell>
          <table:table-cell table:style-name="Default"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table:style-name="ce1"/>
          <table:table-cell table:style-name="ce4"/>
          <table:table-cell/>
        </table:table-row>
        <table:table-row table:style-name="ro1">
          <table:table-cell table:style-name="ce2" office:value-type="float" office:value="-248.25" calcext:value-type="float">
            <text:p>-248.25</text:p>
          </table:table-cell>
          <table:table-cell table:style-name="ce2" office:value-type="float" office:value="-95.9375" calcext:value-type="float">
            <text:p>-95.94</text:p>
          </table:table-cell>
          <table:table-cell table:style-name="ce2" office:value-type="float" office:value="-105.03125" calcext:value-type="float">
            <text:p>-105.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float" office:value="-278.78125" calcext:value-type="float">
            <text:p>-278.78</text:p>
          </table:table-cell>
          <table:table-cell table:style-name="ce2" office:value-type="float" office:value="-94.53125" calcext:value-type="float">
            <text:p>-94.53</text:p>
          </table:table-cell>
          <table:table-cell table:style-name="ce2" office:value-type="float" office:value="-9.4375" calcext:value-type="float">
            <text:p>-9.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float" office:value="-255.78125" calcext:value-type="float">
            <text:p>-255.78</text:p>
          </table:table-cell>
          <table:table-cell table:style-name="ce2" office:value-type="float" office:value="-84.21875" calcext:value-type="float">
            <text:p>-84.22</text:p>
          </table:table-cell>
          <table:table-cell table:style-name="ce2" office:value-type="float" office:value="-35.375" calcext:value-type="float">
            <text:p>-35.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float" office:value="-251.8125" calcext:value-type="float">
            <text:p>-251.81</text:p>
          </table:table-cell>
          <table:table-cell table:style-name="ce2" office:value-type="float" office:value="-84.34375" calcext:value-type="float">
            <text:p>-84.34</text:p>
          </table:table-cell>
          <table:table-cell table:style-name="ce2" office:value-type="float" office:value="-89.6875" calcext:value-type="float">
            <text:p>-89.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float" office:value="-260.84375" calcext:value-type="float">
            <text:p>-260.84</text:p>
          </table:table-cell>
          <table:table-cell table:style-name="ce2" office:value-type="float" office:value="-93.1875" calcext:value-type="float">
            <text:p>-93.19</text:p>
          </table:table-cell>
          <table:table-cell table:style-name="ce2" office:value-type="float" office:value="-86.9375" calcext:value-type="float">
            <text:p>-86.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float" office:value="-264.03125" calcext:value-type="float">
            <text:p>-264.03</text:p>
          </table:table-cell>
          <table:table-cell table:style-name="ce2" office:value-type="float" office:value="-89.90625" calcext:value-type="float">
            <text:p>-89.91</text:p>
          </table:table-cell>
          <table:table-cell table:style-name="ce2" office:value-type="float" office:value="-61.84375" calcext:value-type="float">
            <text:p>-61.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AVERAGE([.A2:.A12])" office:value-type="float" office:value="-259.916666666667" calcext:value-type="float">
            <text:p>-259.9166666667</text:p>
          </table:table-cell>
          <table:table-cell table:formula="of:=AVERAGE([.B2:.B12])" office:value-type="float" office:value="-90.3541666666667" calcext:value-type="float">
            <text:p>-90.3541666667</text:p>
          </table:table-cell>
          <table:table-cell table:formula="of:=AVERAGE([.C2:.C12])" office:value-type="float" office:value="-64.71875" calcext:value-type="float">
            <text:p>-64.7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ui</meta:initial-creator>
    <meta:creation-date>2014-11-24T10:01:34.270610742</meta:creation-date>
    <dc:date>2014-11-24T11:07:27.586283466</dc:date>
    <dc:creator>Nathan Hui</dc:creator>
    <meta:editing-duration>PT2M50S</meta:editing-duration>
    <meta:editing-cycles>1</meta:editing-cycles>
    <meta:document-statistic meta:table-count="2" meta:cell-count="98" meta:object-count="0"/>
    <meta:generator>LibreOffice/4.3.2.2$Linux_X86_64 LibreOffice_project/edfb5295ba211bd31ad47d0bad0118690f76407d</meta:generator>
  </office:meta>
</office:document-meta>
</file>